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end" style:justify-single-word="false"/>
    </style:style>
    <style:style style:name="P6" style:family="paragraph" style:parent-style-name="Standard" style:list-style-name="L1"/>
    <style:style style:name="P7" style:family="paragraph" style:parent-style-name="Standard" style:list-style-name="L1">
      <style:paragraph-properties fo:text-align="end" style:justify-single-word="false"/>
      <style:text-properties fo:font-weight="bold"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2"/>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center" style:justify-single-word="false"/>
      <style:text-properties fo:font-style="normal" style:font-style-asian="normal" style:font-style-complex="normal"/>
    </style:style>
    <style:style style:name="P12" style:family="paragraph" style:parent-style-name="Standard"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55871788586888602" text:style-name="L1">
        <text:list-header>
          <text:p text:style-name="P7">24 de Juny del 2013</text:p>
          <text:p text:style-name="P8"/>
          <text:p text:style-name="P8"/>
        </text:list-header>
        <text:list-item>
          <text:p text:style-name="P8">Packages i interfícies de tipus abstractes de dades</text:p>
          <text:list>
            <text:list-item>
              <text:p text:style-name="P6">Escriviu la part d'especificacion d'un package Ada que defineixi el tipus abstracte de dades cua.<text:line-break/></text:p>
            </text:list-item>
          </text:list>
        </text:list-item>
        <text:list-item>
          <text:p text:style-name="P8">Algoritmes fonamentals</text:p>
          <text:list>
            <text:list-item>
              <text:p text:style-name="P6">Expliqueu el significat de la profunditat global (dg) i de la profunditat local (dl) de la implementació de conjunts mitjançants hashing extensible en memoria secundària.</text:p>
              <text:list>
                <text:list-header>
                  <text:p text:style-name="P6">Indiqueu quants accesos a disc serien necessaris per consultar una dada en el cas millor i en el cas promig si a cada pàgina de disc hi caben com a màxim 50 elements i 1024 punters, i hi ha emmagatzemats 1280000 elements. Quantes pàgines de disc s'ocuparien en cada cas?</text:p>
                </text:list-header>
              </text:list>
            </text:list-item>
            <text:list-item>
              <text:p text:style-name="P6">Escriviu l'algoritme de Kruskal per a la construcció de l'arbre d'expansií mínim d'un graf no dirigit. Expliqueu el cost de l'algoritme.<text:line-break/></text:p>
            </text:list-item>
          </text:list>
        </text:list-item>
        <text:list-item>
          <text:p text:style-name="P8">Problema</text:p>
          <text:p text:style-name="P6">Per tal de compactar fitxers de text, es desitja fixar un sistema de codificació de longitud variable, de tal manera que els caràcters que apareixen amb més freqüència tinguin codis de menys bits. Per tal que no hi hagi ambigüitats, cap caràcter ha de tenir una codificació que sigui el prefix de la codficació d'un altre caràcter. Podem representar aquesta restricció mitjançant un arbre binari en el qual cada fulla representa un dels símbols a codificar:</text:p>
        </text:list-item>
      </text:list>
      <text:p text:style-name="Standard"><text:tab/><text:tab/><text:tab/><text:tab/><text:line-break/><text:tab/><text:tab/><text:tab/><text:tab/><text:tab/><text:tab/>0 / \ 1<text:tab/><text:tab/>a = 00<text:line-break/><text:tab/><text:tab/><text:tab/><text:tab/><text:tab/><text:tab/> / \1 <text:s/>c<text:tab/><text:tab/>b = 01</text:p>
      <text:p text:style-name="Standard"><text:tab/><text:tab/><text:tab/><text:tab/><text:tab/><text:tab/>a <text:s/>b<text:tab/><text:tab/>c = 1</text:p>
      <text:p text:style-name="Standard"><text:line-break/><text:tab/>Segons aquesta codificació, els bits 100101011100101 representen, sense ambigüitat, la cadena cacbbccacb.</text:p>
      <text:p text:style-name="Standard"><text:tab/>Els símbols a representar estan numerats de 1 a n i disposem d'un vector f(1..n) ab les probabilitats d'aparició de cadascun d'aquests símbols. Es demana:</text:p>
      <text:list xml:id="list7565180134504006958" text:style-name="L2">
        <text:list-item>
          <text:p text:style-name="P9">Construïu l'abre que representa una codificació dels n símbols que minimitzi el nombre de bits necessaris per guardar o transmetre seqüencies d'aquests símbols.</text:p>
        </text:list-item>
        <text:list-item>
          <text:p text:style-name="P9">Represeteu el resultat en una estructura de dades que faciliti el màxim l'agoritme de codificació.</text:p>
        </text:list-item>
      </text:list>
      <text:p text:style-name="Standard"/>
      <text:p text:style-name="Standard"/>
      <text:p text:style-name="P4">Pista de Pau: Esta es la práctica de este año y no es un Tr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Suggeriment.</text:span><text:span text:style-name="T2"> Partiu de n arbre que contenen un sol símbol i tenen com a probabilitat associada la d'aquell símbol. Preneu els dos arbres amb les probabilitats més petites i unifiqueu-los en un de sol, que tindrà com a probabilitat associada la suma de les probabilitats dels seus dos components. Procediu així successivamente fins a tenir un únic arbre. Per exemple:</text:span></text:p>
      <text:p text:style-name="P2"><text:span text:style-name="T1">pa</text:span><text:span text:style-name="T2"> = 0,2</text:span></text:p>
      <text:p text:style-name="P2"><text:span text:style-name="T1">pb</text:span><text:span text:style-name="T2"> = 0,3</text:span></text:p>
      <text:p text:style-name="P2"><text:span text:style-name="T1">pc</text:span><text:span text:style-name="T2"> = 0,5<text:line-break/></text:span></text:p>
      <text:p text:style-name="P10">Obtindrem l'arbre indicat més amunt, seguint el procés:</text:p>
      <text:p text:style-name="P10"><text:tab/>Fase inicial:</text:p>
      <text:p text:style-name="P11">0,2 <text:s/>0,3 <text:s/>0,5</text:p>
      <text:p text:style-name="P11">a <text:s text:c="3"/>b <text:s text:c="3"/>c</text:p>
      <text:p text:style-name="P10"><text:tab/>Primera unificació:</text:p>
      <text:p text:style-name="P11">0,5<text:tab/>0,5</text:p>
      <text:p text:style-name="P11">/\<text:tab/>c</text:p>
      <text:p text:style-name="P11">a <text:s/>b<text:tab/> <text:s text:c="4"/></text:p>
      <text:p text:style-name="P10"><text:line-break/><text:tab/>Segona unificació:</text:p>
      <text:p text:style-name="P11">1,0</text:p>
      <text:p text:style-name="P11">/\</text:p>
      <text:p text:style-name="P11">/\ <text:s/>c</text:p>
      <text:p text:style-name="P11">a <text:s/>b <text:s text:c="3"/></text:p>
      <text:p text:style-name="P10"><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arcial ED</text:p>
      <text:p text:style-name="P5"/>
      <text:list xml:id="list1127929843583605744" text:style-name="L3">
        <text:list-item>
          <text:p text:style-name="P12">Feu una taula amb les tècniques d'implementació de conjunts que conegueu i indiqueu-hi en cada cas, els temps d'execució requerits per cadascuna de les operacions i els requesits que <text:soft-page-break/>han de satisfer les claus per tal de poderse aplicar.<text:line-break/></text:p>
        </text:list-item>
        <text:list-item>
          <text:p text:style-name="P12">Explicau en què consisteix la tècnica d'implementació de conjunts coneguda com a accés calculat (hashing) obert. Descriviu els algoritmes que implementen les operacions: cbuit, posa i consulta. Indiqueu i justifiqueu els temps d'execució.</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structura de Dad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meta:initial-creator>
    <meta:creation-date>2014-05-31T12:45:50</meta:creation-date>
    <dc:date>2014-06-22T10:12:54.874000000</dc:date>
    <meta:editing-duration>PT4M12S</meta:editing-duration>
    <meta:editing-cycles>5</meta:editing-cycles>
    <meta:generator>LibreOffice/4.1.3.2$Windows_x86 LibreOffice_project/70feb7d99726f064edab4605a8ab840c50ec57a</meta:generator>
    <meta:document-statistic meta:table-count="0" meta:image-count="0" meta:object-count="0" meta:page-count="3" meta:paragraph-count="38" meta:word-count="499" meta:character-count="2976" meta:non-whitespace-character-count="2454"/>
  </office:meta>
</office:document-meta>
</file>